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bb67" officeooo:paragraph-rsid="0010bb67"/>
    </style:style>
    <style:style style:name="P2" style:family="paragraph" style:parent-style-name="Standard">
      <style:text-properties style:text-underline-style="none" officeooo:rsid="0010bb67" officeooo:paragraph-rsid="0010bb67"/>
    </style:style>
    <style:style style:name="P3" style:family="paragraph" style:parent-style-name="Standard" style:list-style-name="L1">
      <style:text-properties style:text-underline-style="none" officeooo:rsid="0010bb67" officeooo:paragraph-rsid="0010bb6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rch and Familiarisation</text:p>
      <text:p text:style-name="P2">Create a document to include:</text:p>
      <text:list text:style-name="L1">
        <text:list-item>
          <text:p text:style-name="P3">Client requirements</text:p>
        </text:list-item>
        <text:list-item>
          <text:p text:style-name="P3">Risks of not completing the project</text:p>
        </text:list-item>
        <text:list-item>
          <text:p text:style-name="P3">Comments on hardware and software required for the project</text:p>
        </text:list-item>
        <text:list-item>
          <text:p text:style-name="P3">Can emerging technologies be used in the project?</text:p>
        </text:list-item>
        <text:list-item>
          <text:p text:style-name="P3">How do legislation and regulations affect the project and development of the software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0:13:49.471729371</meta:creation-date>
    <meta:generator>LibreOffice/25.2.6.2$Linux_X86_64 LibreOffice_project/40d1a0e1d5bdf1afaeae24d9ece32bbb00fa66a4</meta:generator>
    <dc:date>2025-10-03T10:31:58.633557180</dc:date>
    <meta:editing-duration>PT18M10S</meta:editing-duration>
    <meta:editing-cycles>2</meta:editing-cycles>
    <meta:document-statistic meta:table-count="0" meta:image-count="0" meta:object-count="0" meta:page-count="1" meta:paragraph-count="7" meta:word-count="51" meta:character-count="309" meta:non-whitespace-character-count="270"/>
  </office:meta>
</office:document-meta>
</file>